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831cm"/>
    </style:style>
    <style:style style:name="Tabla1.B" style:family="table-column">
      <style:table-column-properties style:column-width="3.54cm"/>
    </style:style>
    <style:style style:name="Tabla1.C" style:family="table-column">
      <style:table-column-properties style:column-width="4.126cm"/>
    </style:style>
    <style:style style:name="Tabla1.D" style:family="table-column">
      <style:table-column-properties style:column-width="2.561cm"/>
    </style:style>
    <style:style style:name="Tabla1.E" style:family="table-column">
      <style:table-column-properties style:column-width="3.101cm"/>
    </style:style>
    <style:style style:name="Tabla1.F" style:family="table-column">
      <style:table-column-properties style:column-width="1.84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251cm"/>
    </style:style>
    <style:style style:name="Tabla2.B" style:family="table-column">
      <style:table-column-properties style:column-width="6.394cm"/>
    </style:style>
    <style:style style:name="Tabla2.C" style:family="table-column">
      <style:table-column-properties style:column-width="6.35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4.981cm" table:align="left"/>
    </style:style>
    <style:style style:name="Tabla3.A" style:family="table-column">
      <style:table-column-properties style:column-width="5.122cm"/>
    </style:style>
    <style:style style:name="Tabla3.B" style:family="table-column">
      <style:table-column-properties style:column-width="4.89cm"/>
    </style:style>
    <style:style style:name="Tabla3.C" style:family="table-column">
      <style:table-column-properties style:column-width="4.969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4609b" officeooo:paragraph-rsid="0014609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3">
      <style:paragraph-properties fo:margin-top="0cm" fo:margin-bottom="0cm" style:contextual-spacing="false"/>
    </style:style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5">
      <style:paragraph-properties fo:margin-top="0cm" fo:margin-bottom="0cm" style:contextual-spacing="false"/>
    </style:style>
    <style:style style:name="P26" style:family="paragraph" style:parent-style-name="Text_20_body" style:list-style-name="L16"/>
    <style:style style:name="P27" style:family="paragraph" style:parent-style-name="Text_20_body" style:list-style-name="L16">
      <style:paragraph-properties fo:margin-top="0cm" fo:margin-bottom="0cm" style:contextual-spacing="false"/>
    </style:style>
    <style:style style:name="P28" style:family="paragraph" style:parent-style-name="Text_20_body" style:list-style-name="L17"/>
    <style:style style:name="P29" style:family="paragraph" style:parent-style-name="Text_20_body" style:list-style-name="L17">
      <style:paragraph-properties fo:margin-top="0cm" fo:margin-bottom="0cm" style:contextual-spacing="false"/>
    </style:style>
    <style:style style:name="P30" style:family="paragraph" style:parent-style-name="Text_20_body" style:list-style-name="L18"/>
    <style:style style:name="P31" style:family="paragraph" style:parent-style-name="Text_20_body" style:list-style-name="L18">
      <style:paragraph-properties fo:margin-top="0cm" fo:margin-bottom="0cm" style:contextual-spacing="false"/>
    </style:style>
    <style:style style:name="P32" style:family="paragraph" style:parent-style-name="Text_20_body" style:list-style-name="L19"/>
    <style:style style:name="P33" style:family="paragraph" style:parent-style-name="Text_20_body" style:list-style-name="L19">
      <style:paragraph-properties fo:margin-top="0cm" fo:margin-bottom="0cm" style:contextual-spacing="false"/>
    </style:style>
    <style:style style:name="P34" style:family="paragraph" style:parent-style-name="Text_20_body" style:list-style-name="L20"/>
    <style:style style:name="P35" style:family="paragraph" style:parent-style-name="Text_20_body" style:list-style-name="L20">
      <style:paragraph-properties fo:margin-top="0cm" fo:margin-bottom="0cm" style:contextual-spacing="false"/>
    </style:style>
    <style:style style:name="P36" style:family="paragraph" style:parent-style-name="Text_20_body" style:list-style-name="L21"/>
    <style:style style:name="P37" style:family="paragraph" style:parent-style-name="Text_20_body" style:list-style-name="L21">
      <style:paragraph-properties fo:margin-top="0cm" fo:margin-bottom="0cm" style:contextual-spacing="false"/>
    </style:style>
    <style:style style:name="P38" style:family="paragraph" style:parent-style-name="Text_20_body" style:list-style-name="L22"/>
    <style:style style:name="P39" style:family="paragraph" style:parent-style-name="Text_20_body" style:list-style-name="L22">
      <style:paragraph-properties fo:margin-top="0cm" fo:margin-bottom="0cm" style:contextual-spacing="false"/>
    </style:style>
    <style:style style:name="P40" style:family="paragraph" style:parent-style-name="Text_20_body" style:list-style-name="L23"/>
    <style:style style:name="P41" style:family="paragraph" style:parent-style-name="Text_20_body" style:list-style-name="L23">
      <style:paragraph-properties fo:margin-top="0cm" fo:margin-bottom="0cm" style:contextual-spacing="false"/>
    </style:style>
    <style:style style:name="P42" style:family="paragraph" style:parent-style-name="Text_20_body" style:list-style-name="L24"/>
    <style:style style:name="P43" style:family="paragraph" style:parent-style-name="Text_20_body" style:list-style-name="L25"/>
    <style:style style:name="P44" style:family="paragraph" style:parent-style-name="Text_20_body" style:list-style-name="L26"/>
    <style:style style:name="T1" style:family="text">
      <style:text-properties officeooo:rsid="0015f60a"/>
    </style:style>
    <style:style style:name="T2" style:family="text">
      <style:text-properties officeooo:rsid="0016b96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<text:span text:style-name="T1">Memoria</text:span></text:p>
      <text:p text:style-name="Text_20_body"/>
      <text:p text:style-name="P1">La <text:span text:style-name="Strong_20_Emphasis">SRAM</text:span> (Static Random Access Memory) y la <text:span text:style-name="Strong_20_Emphasis">DRAM</text:span> (Dynamic Random Access Memory) son dos tipos de memoria RAM, pero tienen diferencias importantes en su funcionamiento, velocidad, costo y aplicación:</text:p>
      <text:h text:style-name="Heading_20_3" text:outline-level="3"><text:span text:style-name="Strong_20_Emphasis">1. Estructura y Almacenamiento de Datos</text:span></text:h>
      <text:list text:style-name="L1">
        <text:list-item>
          <text:p text:style-name="P3"><text:span text:style-name="Strong_20_Emphasis">SRAM (Memoria estática)</text:span>:</text:p>
          <text:list>
            <text:list-item>
              <text:p text:style-name="P3">Almacena cada bit de datos utilizando un <text:span text:style-name="Emphasis">flip-flop</text:span>, un circuito electrónico que no necesita ser refrescado constantemente.</text:p>
            </text:list-item>
            <text:list-item>
              <text:p text:style-name="P3">Debido a su estructura más compleja, cada bit ocupa más espacio, lo que hace que sea más cara y menos densa en capacidad.</text:p>
            </text:list-item>
            <text:list-item>
              <text:p text:style-name="P3">Es más rápida debido a que no requiere refresco constante.</text:p>
            </text:list-item>
          </text:list>
        </text:list-item>
        <text:list-item>
          <text:p text:style-name="P3"><text:span text:style-name="Strong_20_Emphasis">DRAM (Memoria dinámica)</text:span>:</text:p>
          <text:list>
            <text:list-item>
              <text:p text:style-name="P3">Almacena cada bit de datos en un <text:span text:style-name="Emphasis">condensador</text:span> y un <text:span text:style-name="Emphasis">transistor</text:span>. El condensador tiende a perder la carga, por lo que la memoria DRAM necesita ser refrescada miles de veces por segundo.</text:p>
            </text:list-item>
            <text:list-item>
              <text:p text:style-name="P3">Es más simple y compacta, lo que permite mayores capacidades de almacenamiento por chip.</text:p>
            </text:list-item>
            <text:list-item>
              <text:p text:style-name="P2">Es más lenta que la SRAM debido al refresco constante de los datos.</text:p>
            </text:list-item>
          </text:list>
        </text:list-item>
      </text:list>
      <text:h text:style-name="Heading_20_3" text:outline-level="3"><text:span text:style-name="Strong_20_Emphasis">2. Velocidad</text:span></text:h>
      <text:list text:style-name="L2">
        <text:list-item>
          <text:p text:style-name="P5"><text:span text:style-name="Strong_20_Emphasis">SRAM</text:span>: Es mucho más rápida, lo que la hace ideal para aplicaciones donde se necesita velocidad, como la memoria caché del procesador.</text:p>
        </text:list-item>
        <text:list-item>
          <text:p text:style-name="P4"><text:span text:style-name="Strong_20_Emphasis">DRAM</text:span>: Es más lenta que la SRAM debido al tiempo que necesita para refrescar los datos.</text:p>
        </text:list-item>
      </text:list>
      <text:h text:style-name="Heading_20_3" text:outline-level="3"><text:span text:style-name="Strong_20_Emphasis">3. Costo</text:span></text:h>
      <text:list text:style-name="L3">
        <text:list-item>
          <text:p text:style-name="P7"><text:span text:style-name="Strong_20_Emphasis">SRAM</text:span>: Es más cara de producir debido a su diseño más complejo y la mayor cantidad de transistores por bit.</text:p>
        </text:list-item>
        <text:list-item>
          <text:p text:style-name="P6"><text:span text:style-name="Strong_20_Emphasis">DRAM</text:span>: Es más barata y permite fabricar módulos de memoria con mayores capacidades.</text:p>
        </text:list-item>
      </text:list>
      <text:h text:style-name="Heading_20_3" text:outline-level="3"><text:span text:style-name="Strong_20_Emphasis">4. Uso Común</text:span></text:h>
      <text:list text:style-name="L4">
        <text:list-item>
          <text:p text:style-name="P9"><text:span text:style-name="Strong_20_Emphasis">SRAM</text:span>: Se utiliza en la memoria caché de los procesadores, buffers y otros componentes donde se necesita velocidad alta y menor tamaño de memoria.</text:p>
        </text:list-item>
        <text:list-item>
          <text:p text:style-name="P8"><text:span text:style-name="Strong_20_Emphasis">DRAM</text:span>: Es la memoria principal de la mayoría de los sistemas (como en las computadoras y dispositivos móviles) debido a su gran capacidad y costo relativamente bajo.</text:p>
        </text:list-item>
      </text:list>
      <text:h text:style-name="Heading_20_3" text:outline-level="3"><text:span text:style-name="Strong_20_Emphasis">5. Consumo de Energía</text:span></text:h>
      <text:list text:style-name="L5">
        <text:list-item>
          <text:p text:style-name="P11"><text:span text:style-name="Strong_20_Emphasis">SRAM</text:span>: Consume menos energía cuando está en uso continuo, ya que no necesita ser refrescada, pero puede consumir más en estado inactivo.</text:p>
        </text:list-item>
        <text:list-item>
          <text:p text:style-name="P10"><text:span text:style-name="Strong_20_Emphasis">DRAM</text:span>: Consume más energía debido al refresco constante.</text:p>
        </text:list-item>
      </text:list>
      <text:p text:style-name="Text_20_body"><text:soft-page-break/>En resumen, la <text:span text:style-name="Strong_20_Emphasis">SRAM</text:span> es más rápida y costosa, mientras que la <text:span text:style-name="Strong_20_Emphasis">DRAM</text:span> es más barata y ofrece mayor capacidad, pero es más lenta.</text:p>
      <text:h text:style-name="Heading_20_3" text:outline-level="3">¿Qué es DDR?</text:h>
      <text:p text:style-name="Text_20_body"><text:span text:style-name="Strong_20_Emphasis">DDR</text:span> (Double Data Rate) es una tecnología utilizada en módulos de memoria RAM que permite transferir datos en dos puntos de una señal de reloj: tanto en el flanco ascendente como en el descendente. Esto duplica la tasa de transferencia de datos en comparación con la memoria <text:span text:style-name="Strong_20_Emphasis">SDR</text:span> (Single Data Rate), que solo transfiere datos en un flanco del reloj (normalmente el ascendente).</text:p>
      <text:h text:style-name="Heading_20_3" text:outline-level="3">Cómo funciona el <text:span text:style-name="Strong_20_Emphasis">DDR</text:span>:</text:h>
      <text:list text:style-name="L6">
        <text:list-item>
          <text:p text:style-name="P12">En lugar de enviar datos solo una vez por ciclo de reloj, el <text:span text:style-name="Strong_20_Emphasis">DDR</text:span> envía datos dos veces por ciclo, una en el flanco ascendente (cuando la señal sube) y otra en el flanco descendente (cuando la señal baja). Esto aumenta significativamente el ancho de banda sin tener que aumentar la frecuencia del reloj.</text:p>
        </text:list-item>
      </text:list>
      <text:h text:style-name="Heading_20_3" text:outline-level="3">Generaciones de DDR:</text:h>
      <text:p text:style-name="Text_20_body">A lo largo del tiempo, se han desarrollado varias versiones de DDR, cada una mejorando la velocidad, el consumo de energía y la capacidad de memoria.</text:p>
      <text:list text:style-name="L7">
        <text:list-item>
          <text:p text:style-name="P13"><text:span text:style-name="Strong_20_Emphasis">DDR (DDR1)</text:span>:</text:p>
          <text:list>
            <text:list-item>
              <text:p text:style-name="P14">Primera generación de DDR.</text:p>
            </text:list-item>
            <text:list-item>
              <text:p text:style-name="P14">Transfería el doble de datos por ciclo de reloj que la memoria SDR convencional.</text:p>
            </text:list-item>
            <text:list-item>
              <text:p text:style-name="P14">Velocidades de transferencia entre 200 y 400 MHz.</text:p>
            </text:list-item>
          </text:list>
        </text:list-item>
        <text:list-item>
          <text:p text:style-name="P13"><text:span text:style-name="Strong_20_Emphasis">DDR2</text:span>:</text:p>
          <text:list>
            <text:list-item>
              <text:p text:style-name="P14">Segunda generación.</text:p>
            </text:list-item>
            <text:list-item>
              <text:p text:style-name="P14">Mejoras en la velocidad y reducción del consumo de energía respecto a DDR1.</text:p>
            </text:list-item>
            <text:list-item>
              <text:p text:style-name="P14">Velocidades de transferencia entre 400 y 1066 MHz.</text:p>
            </text:list-item>
          </text:list>
        </text:list-item>
        <text:list-item>
          <text:p text:style-name="P13"><text:span text:style-name="Strong_20_Emphasis">DDR3</text:span>:</text:p>
          <text:list>
            <text:list-item>
              <text:p text:style-name="P14">Tercera generación.</text:p>
            </text:list-item>
            <text:list-item>
              <text:p text:style-name="P14">Ofrecía más velocidad, menor voltaje (menos consumo de energía) y mejor eficiencia que DDR2.</text:p>
            </text:list-item>
            <text:list-item>
              <text:p text:style-name="P14">Velocidades de transferencia entre 800 y 2133 MHz.</text:p>
            </text:list-item>
          </text:list>
        </text:list-item>
        <text:list-item>
          <text:p text:style-name="P13"><text:span text:style-name="Strong_20_Emphasis">DDR4</text:span>:</text:p>
          <text:list>
            <text:list-item>
              <text:p text:style-name="P14">Cuarta generación.</text:p>
            </text:list-item>
            <text:list-item>
              <text:p text:style-name="P14">Mejoras importantes en capacidad, velocidad y eficiencia energética.</text:p>
            </text:list-item>
            <text:list-item>
              <text:p text:style-name="P14">Velocidades de transferencia entre 1600 y 3200 MHz (y más en versiones overclock).</text:p>
            </text:list-item>
            <text:list-item>
              <text:p text:style-name="P14">Reducción en el voltaje, ayudando a una menor generación de calor.</text:p>
            </text:list-item>
          </text:list>
        </text:list-item>
        <text:list-item>
          <text:p text:style-name="P13"><text:span text:style-name="Strong_20_Emphasis">DDR5</text:span>:</text:p>
          <text:list>
            <text:list-item>
              <text:p text:style-name="P14">Quinta generación y la más reciente.</text:p>
            </text:list-item>
            <text:list-item>
              <text:p text:style-name="P14">Aumenta aún más el ancho de banda, duplicando prácticamente las velocidades de DDR4.</text:p>
            </text:list-item>
            <text:list-item>
              <text:p text:style-name="P14">Velocidades de transferencia que empiezan en 3200 MHz y pueden llegar a 6400 MHz o más.</text:p>
            </text:list-item>
            <text:list-item>
              <text:p text:style-name="P13"><text:soft-page-break/>Mayor eficiencia energética y mejoras en la corrección de errores.</text:p>
            </text:list-item>
          </text:list>
        </text:list-item>
      </text:list>
      <text:h text:style-name="Heading_20_3" text:outline-level="3">Beneficios del DDR:</text:h>
      <text:list text:style-name="L8">
        <text:list-item>
          <text:p text:style-name="P16"><text:span text:style-name="Strong_20_Emphasis">Mayor rendimiento</text:span>: El doble de datos por ciclo de reloj mejora considerablemente el rendimiento, especialmente en aplicaciones que dependen de un acceso rápido a la memoria.</text:p>
        </text:list-item>
        <text:list-item>
          <text:p text:style-name="P16"><text:span text:style-name="Strong_20_Emphasis">Menor latencia percibida</text:span>: Aunque el tiempo de acceso físico puede no cambiar mucho, la mayor tasa de transferencia da como resultado tiempos de respuesta más rápidos en general.</text:p>
        </text:list-item>
        <text:list-item>
          <text:p text:style-name="P15"><text:span text:style-name="Strong_20_Emphasis">Más eficiente</text:span>: Cada nueva generación tiende a reducir el consumo de energía y mejorar la eficiencia, especialmente en dispositivos móviles y portátiles.</text:p>
        </text:list-item>
      </text:list>
      <text:h text:style-name="Heading_20_3" text:outline-level="3">Aplicación de DDR:</text:h>
      <text:list text:style-name="L9">
        <text:list-item>
          <text:p text:style-name="P17"><text:span text:style-name="Strong_20_Emphasis">DDR</text:span> se utiliza principalmente en módulos de memoria RAM en computadoras, servidores y dispositivos móviles. Las versiones más modernas (DDR4 y DDR5) se encuentran en los sistemas más recientes debido a su mayor capacidad y rendimiento. Las generaciones anteriores, como DDR2 y DDR3, todavía se usan en sistemas más antiguos.</text:p>
        </text:list-item>
      </text:list>
      <text:p text:style-name="Text_20_body">En resumen, <text:span text:style-name="Strong_20_Emphasis">DDR</text:span> mejora el rendimiento de la memoria RAM al permitir que los datos se transfieran dos veces por ciclo de reloj, y cada nueva generación (DDR2, DDR3, DDR4, DDR5) introduce mejoras en velocidad, capacidad y eficiencia energética.</text:p>
      <text:p text:style-name="Text_20_body"/>
      <text:p text:style-name="Text_20_body"/>
      <text:p text:style-name="Text_20_body">Aquí tienes una tabla que resume las diferentes generaciones de memoria <text:span text:style-name="Strong_20_Emphasis">DDR</text:span> con sus características clave, como el número de pines, las velocidades de transferencia, el año de lanzamiento y el voltaje típic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Table_20_Heading"><text:span text:style-name="Strong_20_Emphasis">Tipo de DDR</text:span></text:p>
            </table:table-cell>
            <table:table-cell table:style-name="Tabla1.A1" office:value-type="string">
              <text:p text:style-name="Table_20_Heading"><text:span text:style-name="Strong_20_Emphasis">Número de Pines</text:span></text:p>
            </table:table-cell>
            <table:table-cell table:style-name="Tabla1.A1" office:value-type="string">
              <text:p text:style-name="Table_20_Heading"><text:span text:style-name="Strong_20_Emphasis">Velocidad de Transferencia (MHz)</text:span></text:p>
            </table:table-cell>
            <table:table-cell table:style-name="Tabla1.A1" office:value-type="string">
              <text:p text:style-name="Table_20_Heading"><text:span text:style-name="Strong_20_Emphasis">Ancho de Banda (GB/s)</text:span></text:p>
            </table:table-cell>
            <table:table-cell table:style-name="Tabla1.A1" office:value-type="string">
              <text:p text:style-name="Table_20_Heading"><text:span text:style-name="Strong_20_Emphasis">Año de Lanzamiento</text:span></text:p>
            </table:table-cell>
            <table:table-cell table:style-name="Tabla1.A1" office:value-type="string">
              <text:p text:style-name="Table_20_Heading"><text:span text:style-name="Strong_20_Emphasis">Voltaje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DDR1</text:span></text:p>
          </table:table-cell>
          <table:table-cell table:style-name="Tabla1.A1" office:value-type="string">
            <text:p text:style-name="Table_20_Contents">184 (DIMM) / 200 (SO-DIMM)</text:p>
          </table:table-cell>
          <table:table-cell table:style-name="Tabla1.A1" office:value-type="string">
            <text:p text:style-name="Table_20_Contents">200 - 400 MHz</text:p>
          </table:table-cell>
          <table:table-cell table:style-name="Tabla1.A1" office:value-type="string">
            <text:p text:style-name="Table_20_Contents">1.6 - 3.2 GB/s</text:p>
          </table:table-cell>
          <table:table-cell table:style-name="Tabla1.A1" office:value-type="string">
            <text:p text:style-name="Table_20_Contents">2000</text:p>
          </table:table-cell>
          <table:table-cell table:style-name="Tabla1.A1" office:value-type="string">
            <text:p text:style-name="Table_20_Contents">2.5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DR2</text:span></text:p>
          </table:table-cell>
          <table:table-cell table:style-name="Tabla1.A1" office:value-type="string">
            <text:p text:style-name="Table_20_Contents">240 (DIMM) / 200 (SO-DIMM)</text:p>
          </table:table-cell>
          <table:table-cell table:style-name="Tabla1.A1" office:value-type="string">
            <text:p text:style-name="Table_20_Contents">400 - 1066 MHz</text:p>
          </table:table-cell>
          <table:table-cell table:style-name="Tabla1.A1" office:value-type="string">
            <text:p text:style-name="Table_20_Contents">3.2 - 8.5 GB/s</text:p>
          </table:table-cell>
          <table:table-cell table:style-name="Tabla1.A1" office:value-type="string">
            <text:p text:style-name="Table_20_Contents">2003</text:p>
          </table:table-cell>
          <table:table-cell table:style-name="Tabla1.A1" office:value-type="string">
            <text:p text:style-name="Table_20_Contents">1.8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DR3</text:span></text:p>
          </table:table-cell>
          <table:table-cell table:style-name="Tabla1.A1" office:value-type="string">
            <text:p text:style-name="Table_20_Contents">240 (DIMM) / 204 (SO-DIMM)</text:p>
          </table:table-cell>
          <table:table-cell table:style-name="Tabla1.A1" office:value-type="string">
            <text:p text:style-name="Table_20_Contents">800 - 2133 MHz</text:p>
          </table:table-cell>
          <table:table-cell table:style-name="Tabla1.A1" office:value-type="string">
            <text:p text:style-name="Table_20_Contents">6.4 - 17 GB/s</text:p>
          </table:table-cell>
          <table:table-cell table:style-name="Tabla1.A1" office:value-type="string">
            <text:p text:style-name="Table_20_Contents">2007</text:p>
          </table:table-cell>
          <table:table-cell table:style-name="Tabla1.A1" office:value-type="string">
            <text:p text:style-name="Table_20_Contents">1.5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DR4</text:span></text:p>
          </table:table-cell>
          <table:table-cell table:style-name="Tabla1.A1" office:value-type="string">
            <text:p text:style-name="Table_20_Contents">288 (DIMM) / 260 (SO-DIMM)</text:p>
          </table:table-cell>
          <table:table-cell table:style-name="Tabla1.A1" office:value-type="string">
            <text:p text:style-name="Table_20_Contents">1600 - 3200 MHz</text:p>
          </table:table-cell>
          <table:table-cell table:style-name="Tabla1.A1" office:value-type="string">
            <text:p text:style-name="Table_20_Contents">12.8 - 25.6 GB/s</text:p>
          </table:table-cell>
          <table:table-cell table:style-name="Tabla1.A1" office:value-type="string">
            <text:p text:style-name="Table_20_Contents">2014</text:p>
          </table:table-cell>
          <table:table-cell table:style-name="Tabla1.A1" office:value-type="string">
            <text:p text:style-name="Table_20_Contents">1.2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DR5</text:span></text:p>
          </table:table-cell>
          <table:table-cell table:style-name="Tabla1.A1" office:value-type="string">
            <text:p text:style-name="Table_20_Contents">288 (DIMM) / 262 (SO-DIMM)</text:p>
          </table:table-cell>
          <table:table-cell table:style-name="Tabla1.A1" office:value-type="string">
            <text:p text:style-name="Table_20_Contents">3200 - 6400 MHz</text:p>
          </table:table-cell>
          <table:table-cell table:style-name="Tabla1.A1" office:value-type="string">
            <text:p text:style-name="Table_20_Contents">25.6 - 51.2 GB/s</text:p>
          </table:table-cell>
          <table:table-cell table:style-name="Tabla1.A1" office:value-type="string">
            <text:p text:style-name="Table_20_Contents">2020</text:p>
          </table:table-cell>
          <table:table-cell table:style-name="Tabla1.A1" office:value-type="string">
            <text:p text:style-name="Table_20_Contents">1.1 - 1.05 V</text:p>
          </table:table-cell>
        </table:table-row>
      </table:table>
      <text:h text:style-name="Heading_20_3" text:outline-level="3">Explicación de los términos:</text:h>
      <text:list text:style-name="L10">
        <text:list-item>
          <text:p text:style-name="P18"><text:span text:style-name="Strong_20_Emphasis">Número de Pines</text:span>: El número de pines se refiere a la cantidad de contactos eléctricos en el módulo de memoria. Los módulos <text:span text:style-name="Strong_20_Emphasis">DIMM</text:span> se usan en computadoras de escritorio y servidores, mientras que los <text:span text:style-name="Strong_20_Emphasis">SO-DIMM</text:span> se usan en portátiles y dispositivos compactos.</text:p>
        </text:list-item>
        <text:list-item>
          <text:p text:style-name="P18"><text:span text:style-name="Strong_20_Emphasis">Velocidad de Transferencia</text:span>: Es la velocidad a la que la memoria puede transferir datos al sistema, expresada en MHz.</text:p>
        </text:list-item>
        <text:list-item>
          <text:p text:style-name="P18"><text:soft-page-break/><text:span text:style-name="Strong_20_Emphasis">Ancho de Banda</text:span>: El ancho de banda es la cantidad máxima de datos que puede mover la memoria por segundo, expresada en GB/s.</text:p>
        </text:list-item>
        <text:list-item>
          <text:p text:style-name="P18"><text:span text:style-name="Strong_20_Emphasis">Año de Lanzamiento</text:span>: El año en que cada generación de DDR fue introducida al mercado.</text:p>
        </text:list-item>
        <text:list-item>
          <text:p text:style-name="P18"><text:span text:style-name="Strong_20_Emphasis">Voltaje</text:span>: El voltaje requerido para operar el módulo de memoria, que se ha ido reduciendo en cada generación para mejorar la eficiencia energética.</text:p>
        </text:list-item>
      </text:list>
      <text:p text:style-name="Text_20_body">Cada nueva generación de <text:span text:style-name="Strong_20_Emphasis">DDR</text:span> ha introducido mejoras en velocidad, ancho de banda y consumo de energía, lo que ha permitido a los sistemas informáticos manejar tareas más exigentes con mayor eficiencia.</text:p>
      <text:p text:style-name="Text_20_body"/>
      <text:p text:style-name="Text_20_body"/>
      <text:p text:style-name="Text_20_body">En el contexto de la memoria <text:span text:style-name="Strong_20_Emphasis">DDR</text:span> (Double Data Rate), el término <text:span text:style-name="Strong_20_Emphasis">CAS</text:span> y otros tiempos de latencia hacen referencia a los tiempos que tarda la memoria en realizar ciertas operaciones internas. Estas métricas son importantes para medir el rendimiento de la memoria, especialmente en términos de su capacidad de respuesta.</text:p>
      <text:h text:style-name="Heading_20_3" text:outline-level="3"><text:span text:style-name="Strong_20_Emphasis">CAS (Column Access Strobe) Latency:</text:span></text:h>
      <text:list text:style-name="L11">
        <text:list-item>
          <text:p text:style-name="P19"><text:span text:style-name="Strong_20_Emphasis">CAS Latency (CL)</text:span>, también conocida como <text:span text:style-name="Strong_20_Emphasis">latencia CAS</text:span>, es el tiempo que transcurre entre la solicitud de un dato a la memoria RAM y el momento en que el dato comienza a ser transmitido al controlador de memoria. Se mide en ciclos de reloj.</text:p>
        </text:list-item>
        <text:list-item>
          <text:p text:style-name="P19">En otras palabras, es el número de ciclos de reloj que transcurren desde que la memoria recibe la orden de acceder a una columna de datos hasta que esos datos están disponibles para su lectura.</text:p>
        </text:list-item>
        <text:list-item>
          <text:p text:style-name="P19"><text:span text:style-name="Strong_20_Emphasis">Ejemplo</text:span>: Si una memoria tiene un <text:span text:style-name="Strong_20_Emphasis">CAS Latency de 16 (CL16)</text:span> y su reloj está a 3200 MHz, esto significa que tarda 16 ciclos de reloj para acceder a la información solicitada. Cuanto menor sea el valor de CL, más rápida será la respuesta de la memoria.</text:p>
        </text:list-item>
      </text:list>
      <text:h text:style-name="Heading_20_3" text:outline-level="3"><text:span text:style-name="Strong_20_Emphasis">Tiempos de Latencia (Timing)</text:span></text:h>
      <text:p text:style-name="Text_20_body">Además de la latencia CAS (CL), existen otros tiempos que afectan el rendimiento de la memoria, y a menudo se expresan juntos en una serie de números como <text:span text:style-name="Strong_20_Emphasis">16-18-18-36</text:span> o similares. Estos valores se refieren a diferentes latencias dentro del ciclo de operación de la memoria. Aquí hay una descripción de cada uno:</text:p>
      <text:list text:style-name="L12">
        <text:list-item>
          <text:p text:style-name="P20"><text:span text:style-name="Strong_20_Emphasis">CL (CAS Latency)</text:span>: El tiempo que tarda la memoria en comenzar a enviar datos después de recibir una solicitud. (Como mencionamos antes).</text:p>
        </text:list-item>
        <text:list-item>
          <text:p text:style-name="P20"><text:span text:style-name="Strong_20_Emphasis">tRCD (Row Address to Column Address Delay)</text:span>: Es el tiempo que tarda la memoria en abrir una fila específica y luego acceder a una columna dentro de esa fila. Se mide en ciclos de reloj y representa el tiempo entre activar una fila y acceder a una columna.</text:p>
        </text:list-item>
        <text:list-item>
          <text:p text:style-name="P20"><text:span text:style-name="Strong_20_Emphasis">tRP (Row Precharge Time)</text:span>: Es el tiempo que tarda en cerrar (o pre-cargar) una fila abierta antes de que pueda abrirse otra fila. Este tiempo es importante porque antes de que se acceda a una nueva fila, la anterior debe "cerrarse".</text:p>
        </text:list-item>
        <text:list-item>
          <text:p text:style-name="P20"><text:soft-page-break/><text:span text:style-name="Strong_20_Emphasis">tRAS (Row Active Time)</text:span>: Es el número de ciclos de reloj necesarios para mantener una fila activa después de que ha sido activada, y antes de que pueda cerrarse. Básicamente, tRAS es el tiempo que la fila debe permanecer abierta para permitir que todos los datos en esa fila sean accesibles.</text:p>
        </text:list-item>
        <text:list-item>
          <text:p text:style-name="P20"><text:span text:style-name="Strong_20_Emphasis">Command Rate (CR)</text:span>: Es el tiempo que tarda en emitir el comando a la memoria antes de realizar una operación, generalmente representado como 1T o 2T. Un valor más bajo indica una respuesta más rápida, pero puede ser menos estable a mayores velocidades.</text:p>
        </text:list-item>
      </text:list>
      <text:h text:style-name="Heading_20_3" text:outline-level="3"><text:span text:style-name="Strong_20_Emphasis">Ejemplo de un valor típico de latencia (Timing)</text:span></text:h>
      <text:p text:style-name="Text_20_body">Tomemos como ejemplo una memoria DDR4-3200 con el valor <text:span text:style-name="Strong_20_Emphasis">16-18-18-36</text:span>:</text:p>
      <text:list text:style-name="L13">
        <text:list-item>
          <text:p text:style-name="P22"><text:span text:style-name="Strong_20_Emphasis">CL (CAS Latency)</text:span> = 16 ciclos de reloj.</text:p>
        </text:list-item>
        <text:list-item>
          <text:p text:style-name="P22"><text:span text:style-name="Strong_20_Emphasis">tRCD</text:span> = 18 ciclos.</text:p>
        </text:list-item>
        <text:list-item>
          <text:p text:style-name="P22"><text:span text:style-name="Strong_20_Emphasis">tRP</text:span> = 18 ciclos.</text:p>
        </text:list-item>
        <text:list-item>
          <text:p text:style-name="P21"><text:span text:style-name="Strong_20_Emphasis">tRAS</text:span> = 36 ciclos.</text:p>
        </text:list-item>
      </text:list>
      <text:p text:style-name="Text_20_body">Esto significa que la memoria tomará 16 ciclos de reloj para comenzar a proporcionar datos después de recibir una solicitud, 18 ciclos para acceder a la columna después de abrir una fila, 18 ciclos para pre-cargar la fila anterior antes de abrir una nueva fila, y 36 ciclos para mantener la fila abierta.</text:p>
      <text:h text:style-name="Heading_20_3" text:outline-level="3">Relación entre los tiempos de latencia y el rendimiento</text:h>
      <text:list text:style-name="L14">
        <text:list-item>
          <text:p text:style-name="P23"><text:span text:style-name="Strong_20_Emphasis">Bajos tiempos de latencia</text:span> son preferibles, ya que significan que la memoria puede realizar operaciones más rápidamente. Sin embargo, hay un equilibrio entre la <text:span text:style-name="Strong_20_Emphasis">frecuencia</text:span> (velocidad en MHz) y la <text:span text:style-name="Strong_20_Emphasis">latencia</text:span>. Por ejemplo, una memoria con un <text:span text:style-name="Strong_20_Emphasis">CAS Latency</text:span> más alto pero con una frecuencia mucho más rápida (por ejemplo, DDR4-4000 CL19) puede ser más rápida en términos de rendimiento general que una memoria con menor latencia pero menor frecuencia (por ejemplo, DDR4-2133 CL14).</text:p>
        </text:list-item>
      </text:list>
      <text:h text:style-name="Heading_20_3" text:outline-level="3">Conclusión</text:h>
      <text:list text:style-name="L15">
        <text:list-item>
          <text:p text:style-name="P25"><text:span text:style-name="Strong_20_Emphasis">CAS Latency (CL)</text:span> es solo uno de varios tiempos de latencia que afectan el rendimiento de la memoria.</text:p>
        </text:list-item>
        <text:list-item>
          <text:p text:style-name="P25">Los valores típicos que ves en módulos de memoria, como <text:span text:style-name="Strong_20_Emphasis">16-18-18-36</text:span>, describen diferentes aspectos del comportamiento de la memoria.</text:p>
        </text:list-item>
        <text:list-item>
          <text:p text:style-name="P24">Al elegir una memoria RAM, tanto la frecuencia (en MHz) como los tiempos de latencia deben tenerse en cuenta para obtener el mejor rendimiento posible en función de tus necesidades.</text:p>
        </text:list-item>
      </text:list>
      <text:p text:style-name="Text_20_body">En resumen, una memoria con alta frecuencia y baja latencia tiende a ofrecer el mejor rendimiento, pero también es importante que estos valores sean equilibrados según el tipo de tareas que se realicen y las capacidades de la placa base o el sistema.</text:p>
      <text:p text:style-name="Text_20_body"/>
      <text:p text:style-name="Text_20_body"/>
      <text:p text:style-name="Text_20_body">La <text:span text:style-name="Strong_20_Emphasis">DDR</text:span> (Double Data Rate) y la <text:span text:style-name="Strong_20_Emphasis">LPDDR</text:span> (Low Power Double Data Rate) son dos tipos de memoria RAM, pero están diseñadas para diferentes propósitos y tienen características específicas <text:soft-page-break/>en cuanto a rendimiento y consumo de energía. A continuación te explico las principales diferencias entre ambas:</text:p>
      <text:h text:style-name="Heading_20_3" text:outline-level="3">1. <text:span text:style-name="Strong_20_Emphasis">Consumo de Energía:</text:span></text:h>
      <text:list text:style-name="L16">
        <text:list-item>
          <text:p text:style-name="P27"><text:span text:style-name="Strong_20_Emphasis">DDR (Double Data Rate):</text:span></text:p>
          <text:list>
            <text:list-item>
              <text:p text:style-name="P27">Tiene un mayor consumo de energía. Está diseñada para sistemas de alto rendimiento como las computadoras de escritorio, servidores y estaciones de trabajo.</text:p>
            </text:list-item>
            <text:list-item>
              <text:p text:style-name="P27">Aunque cada nueva generación reduce el consumo en comparación con las anteriores, sigue siendo relativamente alto comparado con LPDDR.</text:p>
            </text:list-item>
          </text:list>
        </text:list-item>
        <text:list-item>
          <text:p text:style-name="P27"><text:span text:style-name="Strong_20_Emphasis">LPDDR (Low Power Double Data Rate):</text:span></text:p>
          <text:list>
            <text:list-item>
              <text:p text:style-name="P27">Como su nombre indica, está optimizada para un bajo consumo de energía. Está diseñada para dispositivos móviles como teléfonos, tablets, laptops ultradelgadas y otros dispositivos portátiles donde la eficiencia energética es fundamental para prolongar la duración de la batería.</text:p>
            </text:list-item>
            <text:list-item>
              <text:p text:style-name="P26">Las versiones más recientes de LPDDR (como <text:span text:style-name="Strong_20_Emphasis">LPDDR4</text:span> y <text:span text:style-name="Strong_20_Emphasis">LPDDR5</text:span>) tienen aún más optimizaciones de ahorro de energía, lo que las hace ideales para dispositivos móviles y sistemas que dependen de baterías.</text:p>
            </text:list-item>
          </text:list>
        </text:list-item>
      </text:list>
      <text:h text:style-name="Heading_20_3" text:outline-level="3">2. <text:span text:style-name="Strong_20_Emphasis">Aplicación y Usos:</text:span></text:h>
      <text:list text:style-name="L17">
        <text:list-item>
          <text:p text:style-name="P29"><text:span text:style-name="Strong_20_Emphasis">DDR:</text:span></text:p>
          <text:list>
            <text:list-item>
              <text:p text:style-name="P29">Es la memoria principal en <text:span text:style-name="Strong_20_Emphasis">PCs de escritorio, estaciones de trabajo, y servidores</text:span>. Está orientada a sistemas que requieren <text:span text:style-name="Strong_20_Emphasis">altas velocidades de transferencia</text:span> y <text:span text:style-name="Strong_20_Emphasis">gran capacidad de memoria</text:span>.</text:p>
            </text:list-item>
          </text:list>
        </text:list-item>
        <text:list-item>
          <text:p text:style-name="P29"><text:span text:style-name="Strong_20_Emphasis">LPDDR:</text:span></text:p>
          <text:list>
            <text:list-item>
              <text:p text:style-name="P28">Está diseñada para <text:span text:style-name="Strong_20_Emphasis">dispositivos móviles</text:span>, donde el <text:span text:style-name="Strong_20_Emphasis">ahorro de energía</text:span> es más importante que el rendimiento máximo. Se utiliza en teléfonos inteligentes, tablets, dispositivos portátiles, y también en algunos portátiles ultraligeros.</text:p>
            </text:list-item>
          </text:list>
        </text:list-item>
      </text:list>
      <text:h text:style-name="Heading_20_3" text:outline-level="3">3. <text:span text:style-name="Strong_20_Emphasis">Velocidad de Transferencia:</text:span></text:h>
      <text:list text:style-name="L18">
        <text:list-item>
          <text:p text:style-name="P31"><text:span text:style-name="Strong_20_Emphasis">DDR:</text:span></text:p>
          <text:list>
            <text:list-item>
              <text:p text:style-name="P31">Está diseñada para tener <text:span text:style-name="Strong_20_Emphasis">mayor ancho de banda</text:span> y mayor <text:span text:style-name="Strong_20_Emphasis">rendimiento</text:span> en términos de velocidad de transferencia. La DDR, especialmente en sus versiones más recientes como <text:span text:style-name="Strong_20_Emphasis">DDR4</text:span> y <text:span text:style-name="Strong_20_Emphasis">DDR5</text:span>, ofrece velocidades más altas que LPDDR.</text:p>
            </text:list-item>
          </text:list>
        </text:list-item>
        <text:list-item>
          <text:p text:style-name="P31"><text:span text:style-name="Strong_20_Emphasis">LPDDR:</text:span></text:p>
          <text:list>
            <text:list-item>
              <text:p text:style-name="P30">Aunque es más eficiente en términos de energía, generalmente tiene <text:span text:style-name="Strong_20_Emphasis">velocidades ligeramente más bajas</text:span> en comparación con la DDR de la misma generación. Sin embargo, versiones más recientes de LPDDR, como <text:span text:style-name="Strong_20_Emphasis">LPDDR4X</text:span> y <text:span text:style-name="Strong_20_Emphasis">LPDDR5</text:span>, han mejorado mucho en cuanto a velocidad y rendimiento, acercándose a los valores de DDR4 y DDR5.</text:p>
            </text:list-item>
          </text:list>
        </text:list-item>
      </text:list>
      <text:h text:style-name="Heading_20_3" text:outline-level="3">4. <text:span text:style-name="Strong_20_Emphasis">Voltaje de Operación:</text:span></text:h>
      <text:list text:style-name="L19">
        <text:list-item>
          <text:p text:style-name="P33"><text:span text:style-name="Strong_20_Emphasis">DDR:</text:span></text:p>
          <text:list>
            <text:list-item>
              <text:p text:style-name="P33"><text:soft-page-break/>Funciona a un <text:span text:style-name="Strong_20_Emphasis">voltaje más alto</text:span>. Por ejemplo, DDR4 opera a 1.2V, y DDR5 a 1.1V, lo cual es adecuado para sistemas que no dependen tanto de la batería y pueden tolerar un mayor consumo energético.</text:p>
            </text:list-item>
          </text:list>
        </text:list-item>
        <text:list-item>
          <text:p text:style-name="P33"><text:span text:style-name="Strong_20_Emphasis">LPDDR:</text:span></text:p>
          <text:list>
            <text:list-item>
              <text:p text:style-name="P32">Funciona a un <text:span text:style-name="Strong_20_Emphasis">voltaje más bajo</text:span>, lo que reduce el consumo energético. Por ejemplo, <text:span text:style-name="Strong_20_Emphasis">LPDDR4</text:span> y <text:span text:style-name="Strong_20_Emphasis">LPDDR4X</text:span> funcionan a 1.1V o menos, y <text:span text:style-name="Strong_20_Emphasis">LPDDR5</text:span> aún menos (1.05V o inferior en algunos casos).</text:p>
            </text:list-item>
          </text:list>
        </text:list-item>
      </text:list>
      <text:h text:style-name="Heading_20_3" text:outline-level="3">5. <text:span text:style-name="Strong_20_Emphasis">Capacidad de Almacenamiento:</text:span></text:h>
      <text:list text:style-name="L20">
        <text:list-item>
          <text:p text:style-name="P35"><text:span text:style-name="Strong_20_Emphasis">DDR:</text:span></text:p>
          <text:list>
            <text:list-item>
              <text:p text:style-name="P35">Los módulos de DDR suelen tener mayor <text:span text:style-name="Strong_20_Emphasis">capacidad</text:span> (más gigabytes de memoria por módulo) porque están diseñados para sistemas que requieren manejar grandes cantidades de datos, como PCs o servidores.</text:p>
            </text:list-item>
          </text:list>
        </text:list-item>
        <text:list-item>
          <text:p text:style-name="P35"><text:span text:style-name="Strong_20_Emphasis">LPDDR:</text:span></text:p>
          <text:list>
            <text:list-item>
              <text:p text:style-name="P34">Generalmente, los módulos de LPDDR tienen <text:span text:style-name="Strong_20_Emphasis">menor capacidad</text:span> que los módulos DDR. Sin embargo, en dispositivos móviles, no es necesario tener capacidades tan grandes, y las optimizaciones de LPDDR para bajo consumo son más importantes que la capacidad total.</text:p>
            </text:list-item>
          </text:list>
        </text:list-item>
      </text:list>
      <text:h text:style-name="Heading_20_3" text:outline-level="3">6. <text:span text:style-name="Strong_20_Emphasis">Físico y Empaquetado:</text:span></text:h>
      <text:list text:style-name="L21">
        <text:list-item>
          <text:p text:style-name="P37"><text:span text:style-name="Strong_20_Emphasis">DDR:</text:span></text:p>
          <text:list>
            <text:list-item>
              <text:p text:style-name="P37">Los módulos <text:span text:style-name="Strong_20_Emphasis">DDR</text:span> se instalan en ranuras <text:span text:style-name="Strong_20_Emphasis">DIMM</text:span> (Dual Inline Memory Module) en placas base de PCs o servidores, lo que permite su fácil reemplazo o actualización.</text:p>
            </text:list-item>
          </text:list>
        </text:list-item>
        <text:list-item>
          <text:p text:style-name="P37"><text:span text:style-name="Strong_20_Emphasis">LPDDR:</text:span></text:p>
          <text:list>
            <text:list-item>
              <text:p text:style-name="P36">Los módulos <text:span text:style-name="Strong_20_Emphasis">LPDDR</text:span> suelen estar <text:span text:style-name="Strong_20_Emphasis">soldados directamente</text:span> en la placa base de los dispositivos móviles, lo que significa que <text:span text:style-name="Strong_20_Emphasis">no son reemplazables o actualizables</text:span> por el usuario. Este diseño optimizado ayuda a reducir el espacio y el peso en dispositivos compactos como smartphones o tablets.</text:p>
            </text:list-item>
          </text:list>
        </text:list-item>
      </text:list>
      <text:h text:style-name="Heading_20_3" text:outline-level="3">7. <text:span text:style-name="Strong_20_Emphasis">Multitarea y Ancho de Banda:</text:span></text:h>
      <text:list text:style-name="L22">
        <text:list-item>
          <text:p text:style-name="P39"><text:span text:style-name="Strong_20_Emphasis">DDR:</text:span></text:p>
          <text:list>
            <text:list-item>
              <text:p text:style-name="P39">Está diseñada para sistemas que manejan múltiples tareas y procesos simultáneamente. Tiene un mayor ancho de banda para manejar cargas de trabajo pesadas, como videojuegos, edición de video o computación de alto rendimiento.</text:p>
            </text:list-item>
          </text:list>
        </text:list-item>
        <text:list-item>
          <text:p text:style-name="P39"><text:span text:style-name="Strong_20_Emphasis">LPDDR:</text:span></text:p>
          <text:list>
            <text:list-item>
              <text:p text:style-name="P38">Está optimizada para funcionar eficientemente en <text:span text:style-name="Strong_20_Emphasis">tareas menos intensivas</text:span> pero constantes, como aplicaciones móviles, donde el consumo de energía y la capacidad de respuesta son más importantes que el rendimiento máximo.</text:p>
            </text:list-item>
          </text:list>
        </text:list-item>
      </text:list>
      <text:h text:style-name="Heading_20_3" text:outline-level="3">Resumen en Tabla: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Característica</text:span></text:p>
            </table:table-cell>
            <table:table-cell table:style-name="Tabla2.A1" office:value-type="string">
              <text:p text:style-name="Table_20_Heading"><text:span text:style-name="Strong_20_Emphasis">DDR</text:span></text:p>
            </table:table-cell>
            <table:table-cell table:style-name="Tabla2.A1" office:value-type="string">
              <text:p text:style-name="Table_20_Heading"><text:span text:style-name="Strong_20_Emphasis">LPDDR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Consumo de Energía</text:span></text:p>
          </table:table-cell>
          <table:table-cell table:style-name="Tabla2.A1" office:value-type="string">
            <text:p text:style-name="Table_20_Contents">Mayor</text:p>
          </table:table-cell>
          <table:table-cell table:style-name="Tabla2.A1" office:value-type="string">
            <text:p text:style-name="Table_20_Contents">Bajo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plicación</text:span></text:p>
          </table:table-cell>
          <table:table-cell table:style-name="Tabla2.A1" office:value-type="string">
            <text:p text:style-name="Table_20_Contents">PCs de escritorio, servidores, estaciones de trabajo</text:p>
          </table:table-cell>
          <table:table-cell table:style-name="Tabla2.A1" office:value-type="string">
            <text:p text:style-name="Table_20_Contents">Dispositivos móviles, tablets, laptops ultraligeros</text:p>
          </table:table-cell>
        </table:table-row>
        <text:soft-page-break/>
        <table:table-row>
          <table:table-cell table:style-name="Tabla2.A1" office:value-type="string">
            <text:p text:style-name="Table_20_Contents"><text:span text:style-name="Strong_20_Emphasis">Velocidad de Transferencia</text:span></text:p>
          </table:table-cell>
          <table:table-cell table:style-name="Tabla2.A1" office:value-type="string">
            <text:p text:style-name="Table_20_Contents">Mayor</text:p>
          </table:table-cell>
          <table:table-cell table:style-name="Tabla2.A1" office:value-type="string">
            <text:p text:style-name="Table_20_Contents">Menor, pero mejorada en LPDDR4/LPDDR5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Voltaje de Operación</text:span></text:p>
          </table:table-cell>
          <table:table-cell table:style-name="Tabla2.A1" office:value-type="string">
            <text:p text:style-name="Table_20_Contents">Más alto (1.2V para DDR4, 1.1V para DDR5)</text:p>
          </table:table-cell>
          <table:table-cell table:style-name="Tabla2.A1" office:value-type="string">
            <text:p text:style-name="Table_20_Contents">Más bajo (1.1V o menos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apacidad</text:span></text:p>
          </table:table-cell>
          <table:table-cell table:style-name="Tabla2.A1" office:value-type="string">
            <text:p text:style-name="Table_20_Contents">Mayor capacidad por módulo</text:p>
          </table:table-cell>
          <table:table-cell table:style-name="Tabla2.A1" office:value-type="string">
            <text:p text:style-name="Table_20_Contents">Menor capacidad por módulo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Empaquetado</text:span></text:p>
          </table:table-cell>
          <table:table-cell table:style-name="Tabla2.A1" office:value-type="string">
            <text:p text:style-name="Table_20_Contents">Instalación en ranuras DIMM</text:p>
          </table:table-cell>
          <table:table-cell table:style-name="Tabla2.A1" office:value-type="string">
            <text:p text:style-name="Table_20_Contents">Soldado en la placa base (no reemplazable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Optimización</text:span></text:p>
          </table:table-cell>
          <table:table-cell table:style-name="Tabla2.A1" office:value-type="string">
            <text:p text:style-name="Table_20_Contents">Rendimiento</text:p>
          </table:table-cell>
          <table:table-cell table:style-name="Tabla2.A1" office:value-type="string">
            <text:p text:style-name="Table_20_Contents">Eficiencia energética</text:p>
          </table:table-cell>
        </table:table-row>
      </table:table>
      <text:h text:style-name="Heading_20_3" text:outline-level="3">Conclusión:</text:h>
      <text:list text:style-name="L23">
        <text:list-item>
          <text:p text:style-name="P41"><text:span text:style-name="Strong_20_Emphasis">DDR</text:span> está optimizada para <text:span text:style-name="Strong_20_Emphasis">alto rendimiento</text:span> y se usa en <text:span text:style-name="Strong_20_Emphasis">PCs de escritorio y servidores</text:span>.</text:p>
        </text:list-item>
        <text:list-item>
          <text:p text:style-name="P40"><text:span text:style-name="Strong_20_Emphasis">LPDDR</text:span> está diseñada para dispositivos móviles, con un <text:span text:style-name="Strong_20_Emphasis">enfoque en el ahorro de energía</text:span>, sacrificando ligeramente la velocidad para lograr mayor eficiencia energética y duración de la batería.</text:p>
        </text:list-item>
      </text:list>
      <text:p text:style-name="Text_20_body"/>
      <text:p text:style-name="Text_20_body"><text:span text:style-name="T2">También la </text:span><text:s/><text:span text:style-name="Strong_20_Emphasis">LPDDR3</text:span> existe y fue una de las generaciones clave en la evolución de la memoria <text:span text:style-name="Strong_20_Emphasis">Low Power Double Data Rate (LPDDR)</text:span>. <text:span text:style-name="Strong_20_Emphasis">LPDDR3</text:span> fue ampliamente utilizada en dispositivos móviles antes de la aparición de <text:span text:style-name="Strong_20_Emphasis">LPDDR4</text:span> y <text:span text:style-name="Strong_20_Emphasis">LPDDR5</text:span>.</text:p>
      <text:h text:style-name="Heading_20_3" text:outline-level="3">Características de <text:span text:style-name="Strong_20_Emphasis">LPDDR3</text:span>:</text:h>
      <text:list text:style-name="L24">
        <text:list-item>
          <text:p text:style-name="P42"><text:span text:style-name="Strong_20_Emphasis">Consumo de Energía</text:span>: Funciona a un voltaje más bajo que <text:span text:style-name="Strong_20_Emphasis">DDR3</text:span>, generalmente a 1.2V o 1.135V, lo que la hace más eficiente energéticamente, ideal para dispositivos que dependen de baterías, como smartphones, tablets y laptops ultradelgadas.</text:p>
        </text:list-item>
        <text:list-item>
          <text:p text:style-name="P42"><text:span text:style-name="Strong_20_Emphasis">Velocidad de Transferencia</text:span>: Soporta velocidades de transferencia que oscilan entre <text:span text:style-name="Strong_20_Emphasis">800 y 2133 MHz</text:span>, con un ancho de banda máximo teórico de <text:span text:style-name="Strong_20_Emphasis">17 GB/s</text:span> (en su configuración de 64 bits). Esto la convierte en una mejora significativa en rendimiento y ancho de banda respecto a <text:span text:style-name="Strong_20_Emphasis">LPDDR2</text:span>.</text:p>
        </text:list-item>
        <text:list-item>
          <text:p text:style-name="P42"><text:span text:style-name="Strong_20_Emphasis">Aplicación</text:span>: LPDDR3 se utilizó principalmente en <text:span text:style-name="Strong_20_Emphasis">dispositivos móviles</text:span> y <text:span text:style-name="Strong_20_Emphasis">portátiles ultraligeros</text:span>, como teléfonos inteligentes y tablets, además de algunos <text:span text:style-name="Strong_20_Emphasis">ultrabooks</text:span>. Fue adoptada en gran medida por su balance entre bajo consumo de energía y rendimiento adecuado para las necesidades de los dispositivos móviles de su época.</text:p>
        </text:list-item>
        <text:list-item>
          <text:p text:style-name="P42"><text:span text:style-name="Strong_20_Emphasis">Multitarea y Rendimiento</text:span>: Aunque LPDDR3 es menos potente que LPDDR4, mejoró significativamente la capacidad de los dispositivos móviles para realizar <text:span text:style-name="Strong_20_Emphasis">multitarea</text:span> y ejecutar aplicaciones gráficas más complejas o videojuegos.</text:p>
        </text:list-item>
      </text:list>
      <text:h text:style-name="Heading_20_3" text:outline-level="3">Comparativa con <text:span text:style-name="Strong_20_Emphasis">DDR3</text:span>:</text:h>
      <text:list text:style-name="L25">
        <text:list-item>
          <text:p text:style-name="P43"><text:span text:style-name="Strong_20_Emphasis">DDR3</text:span> (usada en PCs de escritorio y portátiles convencionales) y <text:span text:style-name="Strong_20_Emphasis">LPDDR3</text:span> (usada en dispositivos móviles) tienen diferencias clave en términos de <text:span text:style-name="Strong_20_Emphasis">consumo de energía</text:span> y <text:span text:style-name="Strong_20_Emphasis">diseño</text:span>.</text:p>
          <text:list>
            <text:list-item>
              <text:p text:style-name="P43"><text:span text:style-name="Strong_20_Emphasis">LPDDR3</text:span> es más eficiente energéticamente, lo que la hace ideal para dispositivos móviles, mientras que <text:span text:style-name="Strong_20_Emphasis">DDR3</text:span> tiene mayores velocidades y capacidades, pero a un costo de mayor consumo de energía.</text:p>
            </text:list-item>
          </text:list>
        </text:list-item>
      </text:list>
      <text:h text:style-name="Heading_20_3" text:outline-level="3"><text:soft-page-break/>Comparación con LPDDR4:</text:h>
      <text:list text:style-name="L26">
        <text:list-item>
          <text:p text:style-name="P44"><text:span text:style-name="Strong_20_Emphasis">LPDDR4</text:span> es la sucesora de LPDDR3, lanzada en 2014. <text:span text:style-name="Strong_20_Emphasis">LPDDR4</text:span> ofrece velocidades de transferencia más altas (hasta 4266 MHz), menor consumo de energía (1.1V o menos) y mejor rendimiento general.</text:p>
        </text:list-item>
        <text:list-item>
          <text:p text:style-name="P44">A medida que los dispositivos móviles se volvieron más potentes y demandantes, <text:span text:style-name="Strong_20_Emphasis">LPDDR4</text:span> reemplazó rápidamente a LPDDR3 en la mayoría de los dispositivos móviles modernos.</text:p>
        </text:list-item>
      </text:list>
      <text:h text:style-name="Heading_20_3" text:outline-level="3">Resumen en Tabla: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Característica</text:span></text:p>
            </table:table-cell>
            <table:table-cell table:style-name="Tabla3.A1" office:value-type="string">
              <text:p text:style-name="Table_20_Heading"><text:span text:style-name="Strong_20_Emphasis">LPDDR3</text:span></text:p>
            </table:table-cell>
            <table:table-cell table:style-name="Tabla3.A1" office:value-type="string">
              <text:p text:style-name="Table_20_Heading"><text:span text:style-name="Strong_20_Emphasis">LPDDR4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Voltaje</text:span></text:p>
          </table:table-cell>
          <table:table-cell table:style-name="Tabla3.A1" office:value-type="string">
            <text:p text:style-name="Table_20_Contents">1.2V - 1.135V</text:p>
          </table:table-cell>
          <table:table-cell table:style-name="Tabla3.A1" office:value-type="string">
            <text:p text:style-name="Table_20_Contents">1.1V (o menos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Velocidad de Transferencia</text:span></text:p>
          </table:table-cell>
          <table:table-cell table:style-name="Tabla3.A1" office:value-type="string">
            <text:p text:style-name="Table_20_Contents">800 - 2133 MHz</text:p>
          </table:table-cell>
          <table:table-cell table:style-name="Tabla3.A1" office:value-type="string">
            <text:p text:style-name="Table_20_Contents">1600 - 4266 MHz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Ancho de Banda</text:span></text:p>
          </table:table-cell>
          <table:table-cell table:style-name="Tabla3.A1" office:value-type="string">
            <text:p text:style-name="Table_20_Contents">Hasta 17 GB/s</text:p>
          </table:table-cell>
          <table:table-cell table:style-name="Tabla3.A1" office:value-type="string">
            <text:p text:style-name="Table_20_Contents">Hasta 34 GB/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Aplicación</text:span></text:p>
          </table:table-cell>
          <table:table-cell table:style-name="Tabla3.A1" office:value-type="string">
            <text:p text:style-name="Table_20_Contents">Móviles, tablets, ultrabooks</text:p>
          </table:table-cell>
          <table:table-cell table:style-name="Tabla3.A1" office:value-type="string">
            <text:p text:style-name="Table_20_Contents">Móviles, tablets, ultrabook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Año de Lanzamiento</text:span></text:p>
          </table:table-cell>
          <table:table-cell table:style-name="Tabla3.A1" office:value-type="string">
            <text:p text:style-name="Table_20_Contents">2012</text:p>
          </table:table-cell>
          <table:table-cell table:style-name="Tabla3.A1" office:value-type="string">
            <text:p text:style-name="Table_20_Contents">2014</text:p>
          </table:table-cell>
        </table:table-row>
      </table:table>
      <text:h text:style-name="Heading_20_3" text:outline-level="3">Conclusión:</text:h>
      <text:p text:style-name="Text_20_body"><text:span text:style-name="Strong_20_Emphasis">LPDDR3</text:span> fue una memoria de transición importante entre <text:span text:style-name="Strong_20_Emphasis">LPDDR2</text:span> y <text:span text:style-name="Strong_20_Emphasis">LPDDR4</text:span>, ofreciendo mejoras en el consumo energético y rendimiento en comparación con sus predecesoras. Aunque ya ha sido superada por versiones más recientes como <text:span text:style-name="Strong_20_Emphasis">LPDDR4</text:span> y <text:span text:style-name="Strong_20_Emphasis">LPDDR5</text:span>, sigue siendo relevante en algunos dispositivos más antiguos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0-21T17:03:51.033025600</dc:date>
    <meta:editing-duration>PT1H30M50S</meta:editing-duration>
    <meta:editing-cycles>8</meta:editing-cycles>
    <meta:generator>LibreOffice/24.2.2.2$Linux_X86_64 LibreOffice_project/d56cc158d8a96260b836f100ef4b4ef25d6f1a01</meta:generator>
    <meta:document-statistic meta:table-count="3" meta:image-count="0" meta:object-count="0" meta:page-count="9" meta:paragraph-count="228" meta:word-count="3107" meta:character-count="18453" meta:non-whitespace-character-count="15675"/>
  </office:meta>
</office:document-meta>
</file>